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c9218" officeooo:paragraph-rsid="0014dcc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rsid="000c9218" officeooo:paragraph-rsid="0014dcc8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rsid="0011551a" officeooo:paragraph-rsid="0014dcc8"/>
    </style:style>
    <style:style style:name="P4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14dcc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1f49e9" officeooo:paragraph-rsid="001f49e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125993" officeooo:paragraph-rsid="0019adde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14dcc8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564b1" officeooo:paragraph-rsid="001564b1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564b1" officeooo:paragraph-rsid="00162273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rsid="001564b1" officeooo:paragraph-rsid="0019adde"/>
    </style:style>
    <style:style style:name="P11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9adde" officeooo:paragraph-rsid="0019adde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be52c" officeooo:paragraph-rsid="001be52c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style:text-underline-style="none" officeooo:rsid="0015f582" officeooo:paragraph-rsid="0019adde"/>
    </style:style>
    <style:style style:name="P14" style:family="paragraph" style:parent-style-name="Standard">
      <style:paragraph-properties fo:text-align="justify" style:justify-single-word="false"/>
      <style:text-properties style:font-name="Liberation Serif" officeooo:rsid="0015f582" officeooo:paragraph-rsid="0019adde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rsid="0015f582" officeooo:paragraph-rsid="001a844e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rsid="00162273" officeooo:paragraph-rsid="00162273"/>
    </style:style>
    <style:style style:name="P17" style:family="paragraph" style:parent-style-name="Standard">
      <style:paragraph-properties fo:text-align="justify" style:justify-single-word="false"/>
      <style:text-properties style:font-name="Liberation Serif" officeooo:rsid="0019adde" officeooo:paragraph-rsid="0019adde"/>
    </style:style>
    <style:style style:name="P18" style:family="paragraph" style:parent-style-name="Standard">
      <style:paragraph-properties fo:text-align="justify" style:justify-single-word="false"/>
      <style:text-properties style:font-name="Liberation Serif" officeooo:rsid="0019adde" officeooo:paragraph-rsid="001eb12a"/>
    </style:style>
    <style:style style:name="P19" style:family="paragraph" style:parent-style-name="Standard">
      <style:paragraph-properties fo:text-align="justify" style:justify-single-word="false"/>
      <style:text-properties officeooo:paragraph-rsid="001564b1"/>
    </style:style>
    <style:style style:name="P20" style:family="paragraph" style:parent-style-name="Standard">
      <style:paragraph-properties fo:text-align="justify" style:justify-single-word="false"/>
      <style:text-properties officeooo:paragraph-rsid="001868ae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162273"/>
    </style:style>
    <style:style style:name="P22" style:family="paragraph" style:parent-style-name="Standard" style:list-style-name="L2">
      <style:paragraph-properties fo:text-align="justify" style:justify-single-word="false"/>
      <style:text-properties officeooo:paragraph-rsid="00162273"/>
    </style:style>
    <style:style style:name="P23" style:family="paragraph" style:parent-style-name="Standard" style:list-style-name="L2">
      <style:paragraph-properties fo:text-align="justify" style:justify-single-word="false"/>
      <style:text-properties officeooo:paragraph-rsid="001be52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5993"/>
    </style:style>
    <style:style style:name="T3" style:family="text">
      <style:text-properties style:text-underline-style="solid" style:text-underline-width="auto" style:text-underline-color="font-color" officeooo:rsid="00162273"/>
    </style:style>
    <style:style style:name="T4" style:family="text">
      <style:text-properties style:text-underline-style="solid" style:text-underline-width="auto" style:text-underline-color="font-color" officeooo:rsid="001868a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2273" style:font-weight-asian="bold" style:font-weight-complex="bold"/>
    </style:style>
    <style:style style:name="T7" style:family="text">
      <style:text-properties officeooo:rsid="0014dcc8"/>
    </style:style>
    <style:style style:name="T8" style:family="text">
      <style:text-properties officeooo:rsid="0015f582"/>
    </style:style>
    <style:style style:name="T9" style:family="text">
      <style:text-properties officeooo:rsid="00162273"/>
    </style:style>
    <style:style style:name="T10" style:family="text">
      <style:text-properties style:font-name="Liberation Serif" officeooo:rsid="001564b1"/>
    </style:style>
    <style:style style:name="T11" style:family="text">
      <style:text-properties style:font-name="Liberation Serif" officeooo:rsid="001868ae"/>
    </style:style>
    <style:style style:name="T12" style:family="text">
      <style:text-properties style:font-name="Liberation Serif" fo:font-style="italic" officeooo:rsid="001564b1" style:font-style-asian="italic" style:font-style-complex="italic"/>
    </style:style>
    <style:style style:name="T13" style:family="text">
      <style:text-properties style:font-name="Liberation Serif" fo:font-style="italic" officeooo:rsid="00162273" style:font-style-asian="italic" style:font-style-complex="italic"/>
    </style:style>
    <style:style style:name="T14" style:family="text">
      <style:text-properties style:font-name="Liberation Serif" officeooo:rsid="00162273"/>
    </style:style>
    <style:style style:name="T15" style:family="text">
      <style:text-properties officeooo:rsid="0019add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9adde" style:font-weight-asian="normal" style:font-weight-complex="normal"/>
    </style:style>
    <style:style style:name="T18" style:family="text">
      <style:text-properties fo:font-weight="normal" officeooo:rsid="001f49e9" style:font-weight-asian="normal" style:font-weight-complex="normal"/>
    </style:style>
    <style:style style:name="T19" style:family="text">
      <style:text-properties officeooo:rsid="001a844e"/>
    </style:style>
    <style:style style:name="T20" style:family="text">
      <style:text-properties officeooo:rsid="001eb1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eño <text:span text:style-name="T7">Tests no Paramétricos de Ranking.</text:span></text:p>
      <text:p text:style-name="P2"/>
      <text:p text:style-name="P3"/>
      <text:p text:style-name="P4">Introducción</text:p>
      <text:p text:style-name="P4"/>
      <text:p text:style-name="P11">Cuando los datos obtenidos de la aplicación de los algoritmos de aprendizaje automático no cumplen las características de independencia, normalidad u homocedasticidad total o parcialmente podemos hablar de tests no paramétricos.</text:p>
      <text:p text:style-name="P13"><text:span text:style-name="T16"><text:tab/>Los siguientes tests no paramétricos comparan al menos dos algoritmos a través de los resultados de éstos aplicados sobre múltiples conjuntos de datos </text:span><text:span text:style-name="T17">y elaboran rankings de cuáles son los mejores.</text:span></text:p>
      <text:p text:style-name="P13"><text:span text:style-name="T17"><text:tab/></text:span><text:span text:style-name="T18">En este documento, se expone primeramente una breve explicación sobre los tests no paramétricos de ranking implementados en la plataforma web y luego se detalla el diseño de los prototipos y valores devueltos de las funciones de los tests.</text:span></text:p>
      <text:p text:style-name="P13"><text:span text:style-name="T17"/></text:p>
      <text:p text:style-name="P5"><text:span text:style-name="T15">B</text:span>reve explicación de los tests</text:p>
      <text:p text:style-name="P6"/>
      <text:p text:style-name="P10"><text:span text:style-name="T5">Test de Friedman</text:span>: <text:span text:style-name="T8">El test de Friedman asigna rankings a cada conjunto de datos resultado de aplicar los distintos algoritmos sobre un mismo problema. El ranking se asigna empezando por 1 (el mejor dato) hasta K, donde K representa el número de algoritmos. El mejor dato estará determinado teniendo el cuenta el tipo de problemas a los que estaban destinados los algoritmos, es decir, a maximizar o minimizar los resultados. Esta asignación de rankings se hace para todos los conjuntos de datos.</text:span></text:p>
      <text:p text:style-name="P15"><text:tab/>Una vez obtenidos los rankings, se obtienen los rankings medios obtenidos por cada algoritmo y se calcula <text:span text:style-name="T19">el</text:span> estadístico de Friedman, que se distribuye como una distribución chi-cuadrado con K-1 grados de libertad, siendo K el número de variables relacionadas (o número de algoritmos). <text:span text:style-name="T9">La hipótesis nula indica que los algoritmos se comportan de forma similar, por lo que los rankings deberían de ser similares.</text:span></text:p>
      <text:p text:style-name="P14"><text:tab/>Por último, el cálculo del p_valor <text:span text:style-name="T9">(</text:span>la probabilidad de obtener un valor al menos tan extremo como <text:span text:style-name="T9">el estadístico hallado anteriormente suponiendo la hipótesis nula cierta) nos indicará la veracidad o falsedad de dicha hipótesis (en caso de que el p_valor sea menor que el nivel de significancia proporcionado).</text:span></text:p>
      <text:p text:style-name="P14"/>
      <text:p text:style-name="P10"><text:span text:style-name="T6">Test de Iman-Davenport</text:span><text:span text:style-name="T9">: El estadístico de Friedman fue mejorado por Iman y Davenport, que demostraron que tenía un comportamiento demasiado conservativo. El test de Iman-Davenport hace las mismas operaciones que el test de Friedman pero tiene un estadístico más ajustado que se distribuye de acuerdo a una distribución F con (K-1) y (K-1)*(N-1) grados de libertad, donde N representa el número de conjuntos de datos.</text:span></text:p>
      <text:p text:style-name="P10"/>
      <text:p text:style-name="P17"><text:span text:style-name="T6">T</text:span><text:span text:style-name="T5">est de los Rangos Alineados de Friedman</text:span>: <text:span text:style-name="T20">Este test realiza comparaciones y asigna rankings teniendo en cuenta a todos los conjuntos de datos, a diferencia del test de Friedman, que asigna rankings dentro de cada conjunto. Por tanto, los valores de los rankings irán desde 1 hasta K*N. Suele emplearse cuando el número de algoritmos en la comparación es pequeño.</text:span></text:p>
      <text:p text:style-name="P18"><text:span text:style-name="T20"><text:tab/>Para ello, se calculan observaciones alienadas, en donde primero se halla el valor de localización, que es el rendimiento medio alcanzado por cada algoritmo en cada conjunto de datos y luego se calculan las diferencias entre el rendimiento obtenido por cada algoritmo con respecto al valor de localización. Se repite para todos los algoritmos y conjuntos de datos.</text:span></text:p>
      <text:p text:style-name="P18"><text:span text:style-name="T20"><text:tab/>Por último, se asignan los rankings, se halla el estadístico (se distribuye también como una distribución chi-cuadrado), el p_valor y se procede de la misma forma que en los otros tests.</text:span></text:p>
      <text:p text:style-name="P2"/>
      <text:p text:style-name="P7"><text:span text:style-name="T2"/></text:p>
      <text:p text:style-name="P7"><text:span text:style-name="T2"/></text:p>
      <text:p text:style-name="P7"><text:soft-page-break/><text:span text:style-name="T2">D</text:span><text:span text:style-name="T1">iseño</text:span></text:p>
      <text:p text:style-name="P7"><text:span text:style-name="T1"/></text:p>
      <text:p text:style-name="P12">El diseño de los tests no paramétricos de ranking viene determinado por los argumentos de entrada y valores de salida de los tests.</text:p>
      <text:p text:style-name="P7"><text:span text:style-name="T1"/></text:p>
      <text:p text:style-name="P8">- <text:span text:style-name="T3">Prototipo</text:span><text:span text:style-name="T4">s</text:span><text:span text:style-name="T3"> de l</text:span><text:span text:style-name="T4">as funciones tests no estadísticos de ranking</text:span><text:span text:style-name="T9">:</text:span></text:p>
      <text:p text:style-name="P8"/>
      <text:p text:style-name="P19">friedman_test(nombres_algoritmos, matriz_datos, alpha, tipo)</text:p>
      <text:p text:style-name="P20"><text:span text:style-name="T10">iman_davenport_test(nombres_algoritmos, matriz_datos, alpha, tipo)</text:span></text:p>
      <text:p text:style-name="P20"><text:span text:style-name="T11">f</text:span><text:span text:style-name="T10">riedman_rangos_alineados_test(nombres_algoritmos, matriz_datos, alpha, tipo)</text:span></text:p>
      <text:p text:style-name="P9"/>
      <text:list xml:id="list4729928553891134291" text:style-name="L1">
        <text:list-item>
          <text:p text:style-name="P21"><text:span text:style-name="T10">“</text:span><text:span text:style-name="T12">nombres_algoritmos</text:span><text:span text:style-name="T10">”: </text:span><text:span text:style-name="T14">lista que contiene los nombres de los algoritmos y que será empleada para devolver el ranking de nombres de los algoritmos.</text:span></text:p>
        </text:list-item>
        <text:list-item>
          <text:p text:style-name="P21"><text:span text:style-name="T10">“</text:span><text:span text:style-name="T12">matriz_datos</text:span><text:span text:style-name="T10">”: </text:span><text:span text:style-name="T14">lista de listas de conjuntos de datos. Cada conjunto de datos representa los resultados obtenidos por los algoritmos al ser aplicados sobre un problema concreto.</text:span></text:p>
        </text:list-item>
        <text:list-item>
          <text:p text:style-name="P21"><text:span text:style-name="T10">“</text:span><text:span text:style-name="T12">alpha</text:span><text:span text:style-name="T10">”: </text:span><text:span text:style-name="T14">nivel de significación o error tipo I (probabilidad de rechazar la hipótesis nula siendo cierta).</text:span></text:p>
        </text:list-item>
        <text:list-item>
          <text:p text:style-name="P21"><text:span text:style-name="T14">“</text:span><text:span text:style-name="T13">tipo</text:span><text:span text:style-name="T14">”: indica si lo que se pretende es minimizar (en cuyo caso se establece a 0) o maximizar (se establece a 1).</text:span></text:p>
        </text:list-item>
      </text:list>
      <text:p text:style-name="P8"/>
      <text:p text:style-name="P8">- <text:span text:style-name="T1">Datos devueltos</text:span>:</text:p>
      <text:p text:style-name="P8"/>
      <text:p text:style-name="P16">Diccionario que contiene los siguientes datos:</text:p>
      <text:p text:style-name="P9"><text:tab/></text:p>
      <text:list xml:id="list4076826791414616918" text:style-name="L2">
        <text:list-item>
          <text:p text:style-name="P22"><text:span text:style-name="T10">"</text:span><text:span text:style-name="T12">resultado</text:span><text:span text:style-name="T10">": </text:span><text:span text:style-name="T14">True ó False, que indica que el contraste es estadísticamente significativo o estadísticamente no significativo, dependiendo de si el p_valor es menor que el nivel de significación.</text:span></text:p>
        </text:list-item>
        <text:list-item>
          <text:p text:style-name="P23"><text:span text:style-name="T14">“</text:span><text:span text:style-name="T13">p_valor</text:span><text:span text:style-name="T14">”: probabilidad de obtener un valor al menos tan extremo como el estadístico hallado anteriormente suponiendo la hipótesis nula cierta</text:span></text:p>
        </text:list-item>
        <text:list-item>
          <text:p text:style-name="P22"><text:span text:style-name="T14">“</text:span><text:span text:style-name="T13">estadistico</text:span><text:span text:style-name="T14">”: valor del estadístico en cuestión.</text:span></text:p>
        </text:list-item>
        <text:list-item>
          <text:p text:style-name="P22"><text:span text:style-name="T14">“</text:span><text:span text:style-name="T13">nombres</text:span><text:span text:style-name="T14">”: lista de los nombres de los algoritmos ordenados según los valores numéricos de los rankings medios obtenidos por los distintos algoritmos.</text:span></text:p>
        </text:list-item>
        <text:list-item>
          <text:p text:style-name="P22"><text:span text:style-name="T14">“</text:span><text:span text:style-name="T13">ranking</text:span><text:span text:style-name="T14">”: lista de los valores de los rankings medios ordenados de menor a mayor (cuanto menor es el valor mejor es el dato.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20:04:19.294752060</meta:creation-date>
    <meta:generator>LibreOffice/4.1.2.3$Linux_X86_64 LibreOffice_project/410m0$Build-3</meta:generator>
    <dc:date>2014-02-22T00:57:09.142856724</dc:date>
    <meta:editing-duration>PT3H41M59S</meta:editing-duration>
    <meta:editing-cycles>9</meta:editing-cycles>
    <meta:document-statistic meta:table-count="0" meta:image-count="0" meta:object-count="0" meta:page-count="2" meta:paragraph-count="31" meta:word-count="772" meta:character-count="4977" meta:non-whitespace-character-count="4234"/>
  </office:meta>
</office:document-meta>
</file>